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ae96" officeooo:paragraph-rsid="0010ae96" style:font-size-asian="12.25pt" style:font-size-complex="14pt"/>
    </style:style>
    <style:style style:name="P2" style:family="paragraph" style:parent-style-name="Standard">
      <style:text-properties fo:font-size="14pt" officeooo:rsid="0012763a" officeooo:paragraph-rsid="0012763a" style:font-size-asian="12.25pt" style:font-size-complex="14pt"/>
    </style:style>
    <style:style style:name="T1" style:family="text">
      <style:text-properties officeooo:rsid="00116238"/>
    </style:style>
    <style:style style:name="T2" style:family="text">
      <style:text-properties officeooo:rsid="0012763a"/>
    </style:style>
    <style:style style:name="T3" style:family="text">
      <style:text-properties officeooo:rsid="00143836"/>
    </style:style>
    <style:style style:name="T4" style:family="text">
      <style:text-properties officeooo:rsid="00148ca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Problématique</text:span>: <text:span text:style-name="T1">comment les logarithme sont utilisés en programmation ?</text:span></text:p>
      <text:p text:style-name="P1"/>
      <text:p text:style-name="P2">Intro:</text:p>
      <text:p text:style-name="P2"/>
      <text:p text:style-name="P2"><text:span text:style-name="T4">Développement</text:span>:</text:p>
      <text:p text:style-name="P2"/>
      <text:p text:style-name="P2">- <text:span text:style-name="T3">différence entre les logarithmes en math et les logarithmes en informatique.</text:span></text:p>
      <text:p text:style-name="P2">- <text:span text:style-name="T3">complexité en temps d’un algorithme.</text:span></text:p>
      <text:p text:style-name="P2">- <text:span text:style-name="T3">complexité logarithmique.</text:span></text:p>
      <text:p text:style-name="P2"/>
      <text:p text:style-name="P2">Conclusion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0:17:53.695710187</meta:creation-date>
    <dc:date>2023-05-30T02:22:06.930776272</dc:date>
    <meta:editing-duration>PT2H4M11S</meta:editing-duration>
    <meta:editing-cycles>6</meta:editing-cycles>
    <meta:generator>LibreOffice/7.5.3.2$Linux_X86_64 LibreOffice_project/50$Build-2</meta:generator>
    <meta:document-statistic meta:table-count="0" meta:image-count="0" meta:object-count="0" meta:page-count="1" meta:paragraph-count="7" meta:word-count="33" meta:character-count="244" meta:non-whitespace-character-count="218"/>
  </office:meta>
</office:document-meta>
</file>